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3.48mm" fo:margin-left="-2.17mm" table:align="left" style:writing-mode="lr-tb"/>
    </style:style>
    <style:style style:name="Table1.A" style:family="table-column">
      <style:table-column-properties style:column-width="45.74mm"/>
    </style:style>
    <style:style style:name="Table1.C" style:family="table-column">
      <style:table-column-properties style:column-width="15.2mm"/>
    </style:style>
    <style:style style:name="Table1.D" style:family="table-column">
      <style:table-column-properties style:column-width="76.8m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1.5pt solid #000000" fo:border-right="none" fo:border-top="1.5pt solid #000000" fo:border-bottom="1.5pt solid #000000" style:writing-mode="lr-tb"/>
    </style:style>
    <style:style style:name="Table1.C1" style:family="table-cell">
      <style:table-cell-properties style:vertical-align="bottom" fo:padding-left="1.91mm" fo:padding-right="1.91mm" fo:padding-top="0mm" fo:padding-bottom="0mm" fo:border-left="1.5pt solid #000000" fo:border-right="none" fo:border-top="1.5pt solid #000000" fo:border-bottom="1.5pt solid #000000" style:writing-mode="lr-tb"/>
    </style:style>
    <style:style style:name="Table1.D1" style:family="table-cell">
      <style:table-cell-properties style:vertical-align="top" fo:padding-left="1.91mm" fo:padding-right="1.91mm" fo:padding-top="0mm" fo:padding-bottom="0mm" fo:border="1.5pt solid #000000" style:writing-mode="lr-tb"/>
    </style:style>
    <style:style style:name="Table1.3" style:family="table-row">
      <style:table-row-properties style:min-row-height="7.28mm" style:keep-together="true" fo:keep-together="auto"/>
    </style:style>
    <style:style style:name="Table1.C3" style:family="table-cell">
      <style:table-cell-properties style:vertical-align="middle" fo:padding-left="1.91mm" fo:padding-right="1.91mm" fo:padding-top="0mm" fo:padding-bottom="0mm" fo:border-left="1.5pt solid #000000" fo:border-right="none" fo:border-top="1.5pt solid #000000" fo:border-bottom="1.5pt solid #000000" style:writing-mode="lr-tb"/>
    </style:style>
    <style:style style:name="Table1.4" style:family="table-row">
      <style:table-row-properties style:min-row-height="7.27mm" style:keep-together="true" fo:keep-together="auto"/>
    </style:style>
    <style:style style:name="Table2" style:family="table">
      <style:table-properties style:width="183.48mm" fo:margin-left="-2.17mm" table:align="left" style:writing-mode="lr-tb"/>
    </style:style>
    <style:style style:name="Table2.A" style:family="table-column">
      <style:table-column-properties style:column-width="9.42mm"/>
    </style:style>
    <style:style style:name="Table2.B" style:family="table-column">
      <style:table-column-properties style:column-width="77.51mm"/>
    </style:style>
    <style:style style:name="Table2.C" style:family="table-column">
      <style:table-column-properties style:column-width="24.99mm"/>
    </style:style>
    <style:style style:name="Table2.D" style:family="table-column">
      <style:table-column-properties style:column-width="22.51mm"/>
    </style:style>
    <style:style style:name="Table2.F" style:family="table-column">
      <style:table-column-properties style:column-width="26.55m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-left="1.5pt solid #000000" fo:border-right="none" fo:border-top="1.5pt solid #000000" fo:border-bottom="1.5pt solid #000000" style:writing-mode="lr-tb"/>
    </style:style>
    <style:style style:name="Table2.F1" style:family="table-cell">
      <style:table-cell-properties style:vertical-align="middle" fo:padding-left="1.91mm" fo:padding-right="1.91mm" fo:padding-top="0mm" fo:padding-bottom="0mm" fo:border="1.5pt solid #000000" style:writing-mode="lr-tb"/>
    </style:style>
    <style:style style:name="Table2.A2" style:family="table-cell">
      <style:table-cell-properties style:vertical-align="top" fo:padding-left="1.91mm" fo:padding-right="1.91mm" fo:padding-top="0mm" fo:padding-bottom="0mm" fo:border-left="1.5pt solid #000000" fo:border-right="none" fo:border-top="1.5pt solid #000000" fo:border-bottom="1.5pt solid #000000" style:writing-mode="lr-tb"/>
    </style:style>
    <style:style style:name="Table2.F2" style:family="table-cell">
      <style:table-cell-properties style:vertical-align="top" fo:padding-left="1.91mm" fo:padding-right="1.91mm" fo:padding-top="0mm" fo:padding-bottom="0mm" fo:border="1.5pt solid #000000" style:writing-mode="lr-tb"/>
    </style:style>
    <style:style style:name="Table2.4" style:family="table-row">
      <style:table-row-properties style:min-row-height="5.24mm" style:keep-together="true" fo:keep-together="auto"/>
    </style:style>
    <style:style style:name="Table2.A4" style:family="table-cell">
      <style:table-cell-properties style:vertical-align="top" fo:padding-left="1.91mm" fo:padding-right="1.91mm" fo:padding-top="0mm" fo:padding-bottom="0mm" fo:border-left="none" fo:border-right="none" fo:border-top="1.5pt solid #000000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name-asian="Arial" style:font-weight-asian="bold"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Arial" fo:font-weight="bold" style:font-name-asian="Arial" style:font-weight-asian="bold" style:font-name-complex="Arial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13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fo:margin-left="50.8mm" fo:margin-right="0mm" fo:text-indent="0mm" style:auto-text-indent="false">
        <style:tab-stops>
          <style:tab-stop style:position="179.14mm" style:type="right"/>
        </style:tab-stops>
      </style:paragraph-properties>
    </style:style>
    <style:style style:name="P18" style:family="paragraph" style:parent-style-name="Standard">
      <style:paragraph-properties fo:margin-left="57.15mm" fo:margin-right="0mm" fo:text-indent="0mm" style:auto-text-indent="false"/>
    </style:style>
    <style:style style:name="P19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22" style:family="paragraph"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font-size-asian="10pt" style:font-name-complex="Arial" style:font-size-complex="10pt"/>
    </style:style>
    <style:style style:name="T9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T10" style:family="text"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T11" style:family="text">
      <style:text-properties style:font-name-asian="Arial"/>
    </style:style>
    <style:style style:name="T12" style:family="text">
      <style:text-properties style:font-name="Arial CYR" fo:font-size="11pt" fo:font-weight="bold" style:font-size-asian="11pt" style:font-weight-asian="bold" style:font-name-complex="Arial CYR" style:font-size-complex="11pt"/>
    </style:style>
    <style:style style:name="T13" style:family="text">
      <style:text-properties style:font-name="Arial CYR" fo:font-size="11pt" fo:font-weight="bold" style:font-name-asian="Arial CYR" style:font-size-asian="11pt" style:font-weight-asian="bold" style:font-name-complex="Arial CYR" style:font-size-complex="11pt"/>
    </style:style>
    <style:style style:name="gr1" style:family="graphic">
      <style:graphic-properties draw:stroke="solid" svg:stroke-width="0.26mm" svg:stroke-color="#000000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[FROM]</text:p>
      <text:p text:style-name="P2"/>
      <text:p text:style-name="Standard"><text:span text:style-name="T3">Адрес:</text:span><text:span text:style-name="T4"> </text:span><text:span text:style-name="T12">105005,</text:span><text:span text:style-name="T13"> </text:span><text:span text:style-name="T12">г.</text:span><text:span text:style-name="T13"> </text:span><text:span text:style-name="T12">Москва,</text:span><text:span text:style-name="T13"> </text:span><text:span text:style-name="T12">ул.</text:span><text:span text:style-name="T13"> </text:span><text:span text:style-name="T12">Бауманская,</text:span><text:span text:style-name="T13"> </text:span><text:span text:style-name="T12">д.44,</text:span><text:span text:style-name="T13"> </text:span><text:span text:style-name="T12">стр1,</text:span><text:span text:style-name="T13"> </text:span><text:span text:style-name="T12">комн.</text:span><text:span text:style-name="T13"> </text:span><text:span text:style-name="T12">7</text:span></text:p>
      <text:p text:style-name="P2"/>
      <text:p text:style-name="P9"/>
      <text:p text:style-name="P3">Образец<text:span text:style-name="T11"> </text:span>заполнения<text:span text:style-name="T11"> </text:span>платежного<text:span text:style-name="T11"> </text:span>поручения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pan text:style-name="T1">ИНН</text:span><text:span text:style-name="T2"> </text:span><text:span text:style-name="T1">7701875050</text:span></text:p>
          </table:table-cell>
          <table:table-cell table:style-name="Table1.A1" office:value-type="string">
            <text:p text:style-name="P15"><text:span text:style-name="T1">КПП</text:span><text:span text:style-name="T2"> </text:span><text:span text:style-name="T1">770101001</text:span></text:p>
          </table:table-cell>
          <table:table-cell table:style-name="Table1.C1" table:number-rows-spanned="2" office:value-type="string">
            <text:p text:style-name="P10">Сч.<text:span text:style-name="T11"> №</text:span></text:p>
          </table:table-cell>
          <table:table-cell table:style-name="Table1.D1" table:number-rows-spanned="2" office:value-type="string">
            <text:p text:style-name="P11"/>
            <text:p text:style-name="P9"/>
            <text:p text:style-name="P9">40702810801020000282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>Получатель</text:p>
            <text:p text:style-name="P9">ООО<text:span text:style-name="T11"> </text:span>«СЕМЬС»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table:number-rows-spanned="2" table:number-columns-spanned="2" office:value-type="string">
            <text:p text:style-name="P11">Банк<text:span text:style-name="T11"> </text:span>получателя</text:p>
            <text:p text:style-name="P9"/>
            <text:p text:style-name="P9">КБ<text:span text:style-name="T11"> </text:span>«СДМ<text:span text:style-name="T11"> </text:span>Банк»<text:span text:style-name="T11"> </text:span>Москва</text:p>
          </table:table-cell>
          <table:covered-table-cell/>
          <table:table-cell table:style-name="Table1.C3" office:value-type="string">
            <text:p text:style-name="P10">БИК</text:p>
          </table:table-cell>
          <table:table-cell table:style-name="Table1.D1" table:number-rows-spanned="2" office:value-type="string">
            <text:p text:style-name="P11">044583685</text:p>
            <text:p text:style-name="P9"/>
            <text:p text:style-name="Standard"><text:span text:style-name="T1">3</text:span><text:span text:style-name="T1">0101810600000000685</text:span></text:p>
          </table:table-cell>
        </table:table-row>
        <table:table-row table:style-name="Table1.4">
          <table:covered-table-cell/>
          <table:covered-table-cell/>
          <table:table-cell table:style-name="Table1.C3" office:value-type="string">
            <text:p text:style-name="P10">Сч.<text:span text:style-name="T11"> №</text:span></text:p>
          </table:table-cell>
          <table:covered-table-cell/>
        </table:table-row>
      </table:table>
      <text:p text:style-name="P9"/>
      <text:p text:style-name="P20">СЧЕТ № [ORDER_NUMBER] от <text:s/>[ORDER_DOCUMENT_DATE]</text:p>
      <text:p text:style-name="P12"/>
      <text:p text:style-name="P13">Плательщик:<text:span text:style-name="T11"> [TO]</text:span></text:p>
      <text:p text:style-name="P13">Грузополучатель:<text:span text:style-name="T11"> [RECIPIENT]</text:span></text:p>
      <text:p text:style-name="P13"><text:span text:style-name="T1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7">№</text:p>
          </table:table-cell>
          <table:table-cell table:style-name="Table2.A1" office:value-type="string">
            <text:p text:style-name="P4">Наименование<text:span text:style-name="T11"> </text:span>товара</text:p>
          </table:table-cell>
          <table:table-cell table:style-name="Table2.A1" office:value-type="string">
            <text:p text:style-name="P4">Единица</text:p>
          </table:table-cell>
          <table:table-cell table:style-name="Table2.A1" office:value-type="string">
            <text:p text:style-name="P16"><text:span text:style-name="T5">К</text:span><text:span text:style-name="T5">оли-чество</text:span></text:p>
          </table:table-cell>
          <table:table-cell table:style-name="Table2.A1" office:value-type="string">
            <text:p text:style-name="P4">Цена</text:p>
          </table:table-cell>
          <table:table-cell table:style-name="Table2.F1" office:value-type="string">
            <text:p text:style-name="P4">Сумма</text:p>
          </table:table-cell>
        </table:table-row>
        <table:table-row table:style-name="Table2.1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5"><text:span text:style-name="T6"><text:s/></text:span><text:span text:style-name="T7">Труба</text:span><text:span text:style-name="T6"> </text:span><text:span text:style-name="T7">нержавеющая</text:span><text:span text:style-name="T6"> </text:span><text:span text:style-name="T8">aisi</text:span><text:span text:style-name="T6"> </text:span><text:span text:style-name="T7">430</text:span><text:span text:style-name="T6"> </text:span><text:span text:style-name="T7">40х20х1,5</text:span><text:span text:style-name="T6"> </text:span><text:span text:style-name="T7">шлифованная</text:span></text:p>
          </table:table-cell>
          <table:table-cell table:style-name="Table2.A2" office:value-type="string">
            <text:p text:style-name="P15"><text:span text:style-name="T6"><text:s text:c="9"/></text:span><text:span text:style-name="T7">м</text:span></text:p>
          </table:table-cell>
          <table:table-cell table:style-name="Table2.A2" office:value-type="string">
            <text:p text:style-name="P15"><text:span text:style-name="T6"><text:s text:c="4"/></text:span><text:span text:style-name="T6"><text:s text:c="4"/></text:span><text:span text:style-name="T7">6</text:span></text:p>
          </table:table-cell>
          <table:table-cell table:style-name="Table2.A2" office:value-type="string">
            <text:p text:style-name="P15"><text:span text:style-name="T6"><text:s/></text:span><text:span text:style-name="T6"><text:s text:c="2"/></text:span><text:span text:style-name="T7">360-00</text:span></text:p>
          </table:table-cell>
          <table:table-cell table:style-name="Table2.F2" office:value-type="string">
            <text:p text:style-name="P15"><text:span text:style-name="T6"><text:s text:c="4"/></text:span><text:span text:style-name="T7">2160-00</text:span></text:p>
          </table:table-cell>
        </table:table-row>
        <table:table-row table:style-name="Table2.1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5"><text:span text:style-name="T7">Труба</text:span><text:span text:style-name="T6"> </text:span><text:span text:style-name="T7">нержавеющая</text:span><text:span text:style-name="T6"> </text:span><text:span text:style-name="T8">aisi</text:span><text:span text:style-name="T6"> </text:span><text:span text:style-name="T7">201</text:span><text:span text:style-name="T6"> </text:span><text:span text:style-name="T7">20х1,5</text:span><text:span text:style-name="T6"> </text:span><text:span text:style-name="T7">зеркало</text:span></text:p>
          </table:table-cell>
          <table:table-cell table:style-name="Table2.A2" office:value-type="string">
            <text:p text:style-name="P15"><text:span text:style-name="T6"><text:s text:c="9"/></text:span><text:span text:style-name="T7">м</text:span></text:p>
          </table:table-cell>
          <table:table-cell table:style-name="Table2.A2" office:value-type="string">
            <text:p text:style-name="P15"><text:span text:style-name="T6"><text:s text:c="7"/></text:span><text:span text:style-name="T7">6</text:span></text:p>
          </table:table-cell>
          <table:table-cell table:style-name="Table2.A2" office:value-type="string">
            <text:p text:style-name="P15"><text:span text:style-name="T6"><text:s text:c="3"/></text:span><text:span text:style-name="T7">200-00</text:span></text:p>
          </table:table-cell>
          <table:table-cell table:style-name="Table2.F2" office:value-type="string">
            <text:p text:style-name="P15"><text:span text:style-name="T6"><text:s text:c="4"/></text:span><text:span text:style-name="T7">1200-00</text:span></text:p>
          </table:table-cell>
        </table:table-row>
        <table:table-row table:style-name="Table2.4">
          <table:table-cell table:style-name="Table2.A4" table:number-rows-spanned="2" table:number-columns-spanned="5" office:value-type="string">
            <text:p text:style-name="P6">Итого:</text:p>
            <text:p text:style-name="P5">В<text:span text:style-name="T11"> </text:span>том<text:span text:style-name="T11"> </text:span>числе<text:span text:style-name="T11"> </text:span>НДС<text:span text:style-name="T11"> </text:span>(18%):</text:p>
            <text:p text:style-name="P8"><text:s/></text:p>
          </table:table-cell>
          <table:covered-table-cell/>
          <table:covered-table-cell/>
          <table:covered-table-cell/>
          <table:covered-table-cell/>
          <table:table-cell table:style-name="Table2.F2" office:value-type="string">
            <text:p text:style-name="P15"><text:span text:style-name="T6"><text:s/></text:span><text:span text:style-name="T6"><text:s text:c="3"/></text:span><text:span text:style-name="T7">3360-00</text:span><text:span text:style-name="T6"> 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F2" office:value-type="string">
            <text:p text:style-name="P15"><text:span text:style-name="T6"><text:s text:c="6"/></text:span><text:span text:style-name="T7">512-55</text:span><text:span text:style-name="T6"> <text:s text:c="2"/></text:span></text:p>
          </table:table-cell>
        </table:table-row>
      </table:table>
      <text:p text:style-name="P9"/>
      <text:p text:style-name="Standard"><text:span text:style-name="T1">Всего</text:span><text:span text:style-name="T2"> </text:span><text:span text:style-name="T1">наименований</text:span><text:span text:style-name="T2"> <text:s/></text:span><text:span text:style-name="T1">2,</text:span><text:span text:style-name="T2"> </text:span><text:span text:style-name="T1">на</text:span><text:span text:style-name="T2"> </text:span><draw:line text:anchor-type="char" draw:z-index="0" draw:style-name="gr1" draw:text-style-name="P22" svg:x1="0mm" svg:y1="4.39mm" svg:x2="129.8mm" svg:y2="4.39mm"><text:p/></draw:line><text:span text:style-name="T1">сумму:</text:span><text:span text:style-name="T2"> <text:s/></text:span><text:span text:style-name="T1">три</text:span><text:span text:style-name="T2"> </text:span><text:span text:style-name="T1">тысячи</text:span><text:span text:style-name="T2"> </text:span><text:span text:style-name="T1">триста</text:span><text:span text:style-name="T2"> </text:span><text:span text:style-name="T1">шестьдесят</text:span><text:span text:style-name="T2"> <text:s/></text:span><text:span text:style-name="T1">рублей</text:span><text:span text:style-name="T2"> – </text:span><text:span text:style-name="T1">00</text:span><text:span text:style-name="T2"> </text:span><text:span text:style-name="T1">копеек</text:span></text:p>
      <text:p text:style-name="P9"/>
      <text:p text:style-name="P17"><text:span text:style-name="T9">(сумма</text:span><text:span text:style-name="T10"> </text:span><text:span text:style-name="T9">прописью)<text:tab/></text:span></text:p>
      <text:p text:style-name="P9"/>
      <text:p text:style-name="Standard"><text:span text:style-name="T1">Руководитель</text:span><text:span text:style-name="T2"> </text:span><text:span text:style-name="T1">предприятия</text:span><text:span text:style-name="T2"> </text:span><text:span text:style-name="T1">___________________</text:span><text:span text:style-name="T2"> </text:span><text:span text:style-name="T1">(</text:span><text:span text:style-name="T2"> </text:span><text:span text:style-name="T1">Косьмина</text:span><text:span text:style-name="T2"> </text:span><text:span text:style-name="T1">И.П.)</text:span></text:p>
      <text:p text:style-name="P18"><text:span text:style-name="T10"><text:s/></text:span><text:span text:style-name="T10"><text:s text:c="14"/></text:span><text:span text:style-name="T9">(подпись)</text:span><text:span text:style-name="T10"> <text:s text:c="16"/></text:span><text:span text:style-name="T9">(расшифровка</text:span><text:span text:style-name="T10"> </text:span><text:span text:style-name="T9">подписи)</text:span></text:p>
      <text:p text:style-name="P14"><text:s/></text:p>
      <text:p text:style-name="Standard"><text:span text:style-name="T1">Главный</text:span><text:span text:style-name="T2"> </text:span><text:span text:style-name="T1">бухгалтер</text:span><text:span text:style-name="T2"> </text:span><text:span text:style-name="T1">_________________________</text:span><text:span text:style-name="T2"> <text:s/></text:span><text:span text:style-name="T1">(</text:span><text:span text:style-name="T2"> </text:span><text:span text:style-name="T1">Косьмина</text:span><text:span text:style-name="T2"> </text:span><text:span text:style-name="T1">И.П.)</text:span></text:p>
      <text:p text:style-name="Standard"><text:span text:style-name="T10"><text:s text:c="43"/></text:span><text:span text:style-name="T10"><text:s text:c="19"/></text:span><text:span text:style-name="T9">(подпись)</text:span><text:span text:style-name="T10"> <text:s text:c="33"/></text:span><text:span text:style-name="T9">(расшифровка</text:span><text:span text:style-name="T10"> </text:span><text:span text:style-name="T9">подписи)</text:span></text:p>
      <text:p text:style-name="P9"/>
      <text:p text:style-name="P9">М.П.</text:p>
      <text:p text:style-name="P14"><text:s text:c="3"/></text:p>
      <text:p text:style-name="P9"/>
      <text:p text:style-name="P9"/>
      <text:p text:style-name="P9"><text:span text:style-name="T11"><text:s text:c="8"/></text:span>Для<text:span text:style-name="T11"> </text:span>получения<text:span text:style-name="T11"> </text:span>товара<text:span text:style-name="T11"> </text:span>необходим<text:span text:style-name="T11"> </text:span>паспорт,<text:span text:style-name="T11"> </text:span>доверенность<text:span text:style-name="T11"> </text:span>с<text:span text:style-name="T11"> </text:span>реестровой<text:span text:style-name="T11"> </text:span>печатью<text:span text:style-name="T11"> </text:span>или<text:span text:style-name="T11"> </text:span>реестровая<text:span text:style-name="T11"> </text:span>печать<text:span text:style-name="T11"> </text:span>организации.</text:p>
      <text:p text:style-name="P9"/>
      <text:p text:style-name="P1"><text:span text:style-name="T1">Счёт</text:span><text:span text:style-name="T2"> </text:span><text:span text:style-name="T1">действителен</text:span><text:span text:style-name="T2"> </text:span><text:span text:style-name="T1">в</text:span><text:span text:style-name="T2"> </text:span><text:span text:style-name="T1">течение</text:span><text:span text:style-name="T2"> </text:span><text:span text:style-name="T1">трёх</text:span><text:span text:style-name="T2"> </text:span><text:span text:style-name="T1">банковских</text:span><text:span text:style-name="T2"> </text:span><text:span text:style-name="T1">дней.</text:span></text:p>
      <text:p text:style-name="Standard"/>
      <text:p text:style-name="Standard"/>
      <text:p text:style-name="Standard">Куку грин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09T20:58:48</dc:date>
    <meta:editing-duration>PT1H14M7S</meta:editing-duration>
    <meta:editing-cycles>7</meta:editing-cycles>
    <meta:generator>LibreOffice/3.4$Linux LibreOffice_project/340m1$Build-402</meta:generator>
    <meta:document-statistic meta:table-count="2" meta:image-count="0" meta:object-count="0" meta:page-count="1" meta:paragraph-count="53" meta:word-count="138" meta:character-count="1206" meta:non-whitespace-character-count="911"/>
  </office:meta>
</office:document-meta>
</file>